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e5b" officeooo:paragraph-rsid="0004e0dd"/>
    </style:style>
    <style:style style:name="P2" style:family="paragraph" style:parent-style-name="Standard">
      <style:text-properties officeooo:rsid="000bdbe4" officeooo:paragraph-rsid="0004e0dd"/>
    </style:style>
    <style:style style:name="P3" style:family="paragraph" style:parent-style-name="Standard">
      <style:text-properties officeooo:rsid="00122a2d" officeooo:paragraph-rsid="0004e0dd"/>
    </style:style>
    <style:style style:name="P4" style:family="paragraph" style:parent-style-name="Standard">
      <style:text-properties officeooo:rsid="0015c952" officeooo:paragraph-rsid="0004e0dd"/>
    </style:style>
    <style:style style:name="P5" style:family="paragraph" style:parent-style-name="Standard">
      <style:text-properties officeooo:rsid="00149d8c" officeooo:paragraph-rsid="0004e0dd"/>
    </style:style>
    <style:style style:name="P6" style:family="paragraph" style:parent-style-name="Standard">
      <style:text-properties officeooo:rsid="000e1da2" officeooo:paragraph-rsid="0004e0dd"/>
    </style:style>
    <style:style style:name="P7" style:family="paragraph" style:parent-style-name="Standard">
      <style:text-properties officeooo:rsid="001cffb2" officeooo:paragraph-rsid="0004e0dd"/>
    </style:style>
    <style:style style:name="P8" style:family="paragraph" style:parent-style-name="Standard">
      <style:text-properties officeooo:rsid="0004e0dd" officeooo:paragraph-rsid="0004e0dd"/>
    </style:style>
    <style:style style:name="T1" style:family="text">
      <style:text-properties officeooo:rsid="000bdbe4"/>
    </style:style>
    <style:style style:name="T2" style:family="text">
      <style:text-properties officeooo:rsid="000e1da2"/>
    </style:style>
    <style:style style:name="T3" style:family="text">
      <style:text-properties officeooo:rsid="0004e0dd"/>
    </style:style>
    <style:style style:name="T4" style:family="text">
      <style:text-properties officeooo:rsid="000505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PRINT-4 DEMO:</text:p>
      <text:p text:style-name="P8"/>
      <text:p text:style-name="P2">CR_API_AUTH_PORT_<text:span text:style-name="T3">SP4=</text:span>607<text:span text:style-name="T3">1</text:span></text:p>
      <text:p text:style-name="P2">CR_API_ONBOARD_PORT_<text:span text:style-name="T4">SP4=</text:span>606<text:span text:style-name="T3">3</text:span></text:p>
      <text:p text:style-name="P2">CR_API_MARKET_PORT_<text:span text:style-name="T4">SP4=</text:span>606<text:span text:style-name="T3">4</text:span></text:p>
      <text:p text:style-name="P2">CR_API_REDEM_PORT_<text:span text:style-name="T4">SP4</text:span> <text:span text:style-name="T4">=</text:span>708<text:span text:style-name="T3">3</text:span></text:p>
      <text:p text:style-name="P3">CR_API_MAILER_PORT_<text:span text:style-name="T4">SP4</text:span> <text:span text:style-name="T4">=</text:span>709<text:span text:style-name="T3">1</text:span></text:p>
      <text:p text:style-name="P4">CR_API_MATCH_PORT_<text:span text:style-name="T4">SP4=</text:span>708<text:span text:style-name="T3">4</text:span></text:p>
      <text:p text:style-name="P4">CR_API_NOTIFY_PORT_<text:span text:style-name="T4">SP4=</text:span>708<text:span text:style-name="T3">5</text:span></text:p>
      <text:p text:style-name="P3">CR_APP_ZERV_PORT_<text:span text:style-name="T4">SP4=</text:span>420<text:span text:style-name="T3">5</text:span></text:p>
      <text:p text:style-name="P2">CR_API_AUTH_IP <text:span text:style-name="T4">=</text:span>34.217.161.150</text:p>
      <text:p text:style-name="P5">CR_API_MAILER_IP <text:span text:style-name="T4">=34.217.161.150</text:span></text:p>
      <text:p text:style-name="P6">CR_APP_URL=<text:a xlink:type="simple" xlink:href="http://34.217.161.150/" text:style-name="Internet_20_link" text:visited-style-name="Visited_20_Internet_20_Link">http://34.217.161.150</text:a></text:p>
      <text:p text:style-name="P1">CR_API_MAILER_URL=<text:a xlink:type="simple" xlink:href="http://34.217.161.150/" text:style-name="Internet_20_link" text:visited-style-name="Visited_20_Internet_20_Link"><text:span text:style-name="T2">http://34.217.161.150</text:span></text:a></text:p>
      <text:p text:style-name="P7">CR_API_GUNBROKER_PORT_<text:span text:style-name="T4">SP4</text:span>=606<text:span text:style-name="T3">5</text:span></text:p>
      <text:p text:style-name="P7">CR_APP_GUNUI_PORT_<text:span text:style-name="T4">SP4</text:span>=420<text:span text:style-name="T3">6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5:46:54.108817307</meta:creation-date>
    <dc:date>2018-07-09T15:56:15.044758206</dc:date>
    <meta:editing-duration>PT9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0" meta:character-count="416" meta:non-whitespace-character-count="411"/>
  </office:meta>
</office:document-meta>
</file>